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fc55a" officeooo:paragraph-rsid="001fc55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fdc6e" officeooo:paragraph-rsid="001fdc6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fc55a" officeooo:paragraph-rsid="001fc55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fc55a" officeooo:paragraph-rsid="001fc55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fdc6e" officeooo:paragraph-rsid="001fdc6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fdc6e" officeooo:paragraph-rsid="0022fa3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2fa37" officeooo:paragraph-rsid="0022fa3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7a7e85" loext:opacity="100%" style:font-name="JetBrains Mono" fo:font-size="10pt" fo:font-style="normal" style:text-underline-style="none" fo:font-weight="normal" officeooo:rsid="001fc55a" officeooo:paragraph-rsid="001fc55a" style:font-size-asian="10pt" style:font-style-asian="normal" style:font-weight-asian="normal" style:font-size-complex="12pt" style:font-weight-complex="normal"/>
    </style:style>
    <style:style style:name="P9" style:family="paragraph" style:parent-style-name="Standard">
      <style:text-properties fo:font-size="10pt" style:text-underline-style="none" fo:font-weight="normal" officeooo:rsid="001fc55a" officeooo:paragraph-rsid="00229e9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0pt" style:text-underline-style="none" fo:font-weight="normal" officeooo:rsid="001fc55a" officeooo:paragraph-rsid="001fc55a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0pt" style:text-underline-style="none" fo:font-weight="bold" officeooo:rsid="001fc55a" officeooo:paragraph-rsid="001fc55a" style:font-size-asian="10.5pt" style:font-weight-asian="bold" style:font-size-complex="12pt" style:font-weight-complex="bold"/>
    </style:style>
    <style:style style:name="T1" style:family="text">
      <style:text-properties officeooo:rsid="001fc55a"/>
    </style:style>
    <style:style style:name="T2" style:family="text">
      <style:text-properties officeooo:rsid="001fdc6e"/>
    </style:style>
    <style:style style:name="T3" style:family="text">
      <style:text-properties officeooo:rsid="0020e6b8"/>
    </style:style>
    <style:style style:name="T4" style:family="text">
      <style:text-properties officeooo:rsid="00216446"/>
    </style:style>
    <style:style style:name="T5" style:family="text">
      <style:text-properties officeooo:rsid="00229e9f"/>
    </style:style>
    <style:style style:name="T6" style:family="text">
      <style:text-properties fo:font-weight="normal" officeooo:rsid="00229e9f" style:font-weight-asian="normal" style:font-weight-complex="normal"/>
    </style:style>
    <style:style style:name="T7" style:family="text">
      <style:text-properties officeooo:rsid="0022fa37"/>
    </style:style>
    <style:style style:name="T8" style:family="text">
      <style:text-properties officeooo:rsid="0023a1c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anual </text:span>Notifica V0 <text:span text:style-name="T3">(</text:span>mock<text:span text:style-name="T3">)</text:span></text:p>
      <text:p text:style-name="P1"/>
      <text:p text:style-name="P4">En aquest manual explica com a través de l’alta de remeses es poden obtenir diferents resultats <text:span text:style-name="T3">en les notificacions.</text:span> </text:p>
      <text:p text:style-name="P4">Per fer-ho cal afegir al princpi del concepte el text: ((E0;C0;<text:span text:style-name="T3">ESTAT</text:span>))</text:p>
      <text:p text:style-name="P4"/>
      <text:p text:style-name="P3">Parametres</text:p>
      <text:p text:style-name="P8"/>
      <text:p text:style-name="P4">E – Nombre de vegades que donarà error al enviar la remesa a Notific@. On 0 és enviada ok.</text:p>
      <text:p text:style-name="P4">C – Nombre de vegades que la consulta de l’estat de l’enviament donarà error. On 0 és consulta ok.</text:p>
      <text:p text:style-name="P4"><text:span text:style-name="T3">ESTAT</text:span> – <text:span text:style-name="T5">Estat que retornaria Notifica</text:span> <text:span text:style-name="T5">(e</text:span>n majúscules<text:span text:style-name="T5">)</text:span>. <text:s/><text:span text:style-name="T5">S</text:span><text:span text:style-name="T2">i no s’</text:span><text:span text:style-name="T5">indica cap</text:span><text:span text:style-name="T2"> estat </text:span><text:span text:style-name="T4">es retornarà l’estat EXPIRADA</text:span><text:span text:style-name="T2">. <text:line-break/></text:span></text:p>
      <text:p text:style-name="P4"><text:tab/><text:span text:style-name="T3">Possisbles valors </text:span><text:span text:style-name="T5">(valors recomanats en negreta)</text:span><text:span text:style-name="T3">:</text:span></text:p>
      <text:list xml:id="list94016587" text:style-name="L1">
        <text:list-item>
          <text:list>
            <text:list-item>
              <text:p text:style-name="P10">ABSENT</text:p>
            </text:list-item>
            <text:list-item>
              <text:p text:style-name="P10">ADRESA_INCORRECTA</text:p>
            </text:list-item>
            <text:list-item>
              <text:p text:style-name="P10">DESCONEGUT</text:p>
            </text:list-item>
            <text:list-item>
              <text:p text:style-name="P10">ENVIADA_CI</text:p>
            </text:list-item>
            <text:list-item>
              <text:p text:style-name="P10">ENVIADA_DEH</text:p>
            </text:list-item>
            <text:list-item>
              <text:p text:style-name="P10">ENVIAMENT_PROGRAMAT</text:p>
            </text:list-item>
            <text:list-item>
              <text:p text:style-name="P10">ENTREGADA_OP</text:p>
            </text:list-item>
            <text:list-item>
              <text:p text:style-name="P10">ERROR_ENTREGA</text:p>
            </text:list-item>
            <text:list-item>
              <text:p text:style-name="P11">EXPIRADA</text:p>
            </text:list-item>
            <text:list-item>
              <text:p text:style-name="P10">EXTRAVIADA</text:p>
            </text:list-item>
            <text:list-item>
              <text:p text:style-name="P10">MORT</text:p>
            </text:list-item>
            <text:list-item>
              <text:p text:style-name="P11">LLEGIDA <text:span text:style-name="T6">(Comunicació)</text:span></text:p>
            </text:list-item>
            <text:list-item>
              <text:p text:style-name="P11">NOTIFICADA <text:span text:style-name="T6">(Notificació)</text:span></text:p>
            </text:list-item>
            <text:list-item>
              <text:p text:style-name="P10">PENDENT</text:p>
            </text:list-item>
            <text:list-item>
              <text:p text:style-name="P10">PENDENT_ENVIAMENT</text:p>
            </text:list-item>
            <text:list-item>
              <text:p text:style-name="P10">PENDENT_SEU</text:p>
            </text:list-item>
            <text:list-item>
              <text:p text:style-name="P10">PENDENT_CIE</text:p>
            </text:list-item>
            <text:list-item>
              <text:p text:style-name="P10">PENDENT_DEH</text:p>
            </text:list-item>
            <text:list-item>
              <text:p text:style-name="P11">REBUTJADA</text:p>
            </text:list-item>
            <text:list-item>
              <text:p text:style-name="P10">SENSE_INFORMACIO</text:p>
            </text:list-item>
            <text:list-item>
              <text:p text:style-name="P10">ANULADA</text:p>
            </text:list-item>
            <text:list-item>
              <text:p text:style-name="P10">ENVIADA_AMB_ERRORS **</text:p>
            </text:list-item>
            <text:list-item>
              <text:p text:style-name="P10">FINALITZADA_AMB_ERRORS **</text:p>
            </text:list-item>
          </text:list>
        </text:list-item>
      </text:list>
      <text:p text:style-name="P9"><text:line-break/>** <text:span text:style-name="T5">Per notificacions mixtes amb usuaris sense NIF </text:span><text:span text:style-name="T8">i</text:span><text:span text:style-name="T5"> usuaris amb NIF. Els enviaments a usuaris sense NIF envien un email, els enviaments a usuaris amb NIF s’envien a Notific@)</text:span></text:p>
      <text:p text:style-name="P4"/>
      <text:p text:style-name="P2">Exemple:</text:p>
      <text:p text:style-name="P5"/>
      <text:p text:style-name="P5"><text:span text:style-name="T1">((E</text:span>2<text:span text:style-name="T1">;C</text:span>1<text:span text:style-name="T1">;</text:span><text:span text:style-name="T7">NOTIFIC</text:span>ADA<text:span text:style-name="T1">))</text:span></text:p>
      <text:p text:style-name="P5"/>
      <text:p text:style-name="P5">La remesa fallarà dues vegades al enviar-se a Notific@ </text:p>
      <text:p text:style-name="P6">La consulta de l’estat de l’enviament fallarà una vegada. </text:p>
      <text:p text:style-name="P7">L’enviament quedarà en estat Notificada un cop la consulta es realitzi correctament, i la <text:span text:style-name="T2">remesa quedarà en estat finalitz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0:27:12.095762044</meta:creation-date>
    <dc:date>2023-11-09T16:51:50.840573387</dc:date>
    <meta:editing-duration>PT36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212" meta:character-count="1339" meta:non-whitespace-character-count="1176"/>
  </office:meta>
</office:document-meta>
</file>